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E9000001C76962E50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e0021" draw:opacity-name="Transparency_20_1" draw:textarea-horizontal-align="justify" draw:textarea-vertical-align="middle" draw:auto-grow-height="false" fo:min-height="8.166cm" fo:min-width="5.652cm"/>
    </style:style>
    <style:style style:name="gr2" style:family="graphic" style:parent-style-name="standard">
      <style:graphic-properties draw:fill-color="#cc9900" draw:opacity-name="Transparency_20_1" draw:textarea-horizontal-align="justify" draw:textarea-vertical-align="middle" draw:auto-grow-height="false" fo:min-height="9.368cm" fo:min-width="4.914cm"/>
    </style:style>
    <style:style style:name="gr3" style:family="graphic" style:parent-style-name="standard">
      <style:graphic-properties draw:fill-color="#00ff66" draw:textarea-horizontal-align="justify" draw:textarea-vertical-align="middle" draw:auto-grow-height="false" fo:min-height="2.05cm" fo:min-width="4.3cm"/>
    </style:style>
    <style:style style:name="gr4" style:family="graphic" style:parent-style-name="standard">
      <style:graphic-properties draw:fill-color="#00ff66" draw:textarea-horizontal-align="justify" draw:textarea-vertical-align="middle" draw:auto-grow-height="false" fo:min-height="1.35cm" fo:min-width="4.3cm"/>
    </style:style>
    <style:style style:name="gr5" style:family="graphic" style:parent-style-name="standard">
      <style:graphic-properties draw:fill-color="#00ff66" draw:textarea-horizontal-align="justify" draw:textarea-vertical-align="middle" draw:auto-grow-height="false" fo:min-height="1.25cm" fo:min-width="2.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6666" draw:textarea-horizontal-align="justify" draw:textarea-vertical-align="middle" draw:auto-grow-height="false" fo:min-height="2.15cm" fo:min-width="3.5cm"/>
    </style:style>
    <style:style style:name="gr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3333" draw:fill="none" draw:textarea-vertical-align="middle"/>
    </style:style>
    <style:style style:name="gr10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6666ff" draw:fill="none" draw:textarea-vertical-align="middle"/>
    </style:style>
    <style:style style:name="gr12" style:family="graphic" style:parent-style-name="standard">
      <style:graphic-properties draw:fill-color="#00ff66" draw:textarea-horizontal-align="justify" draw:textarea-vertical-align="middle" draw:auto-grow-height="false" fo:min-height="1.15cm" fo:min-width="2.8cm"/>
    </style:style>
    <style:style style:name="gr13" style:family="graphic" style:parent-style-name="standard">
      <style:graphic-properties draw:fill-color="#00ff66" draw:textarea-horizontal-align="justify" draw:textarea-vertical-align="middle" draw:auto-grow-height="false" fo:min-height="1.45cm" fo:min-width="3.2cm"/>
    </style:style>
    <style:style style:name="gr14" style:family="graphic" style:parent-style-name="standard">
      <style:graphic-properties draw:fill-color="#00ff66" draw:textarea-horizontal-align="justify" draw:textarea-vertical-align="middle" draw:auto-grow-height="false" fo:min-height="1.145cm" fo:min-width="3.616cm"/>
    </style:style>
    <style:style style:name="gr15" style:family="graphic" style:parent-style-name="objectwithoutfill">
      <style:graphic-properties draw:stroke="none" draw:fill="none" draw:textarea-vertical-align="middle"/>
    </style:style>
    <style:style style:name="gr16" style:family="graphic" style:parent-style-name="standard">
      <style:graphic-properties draw:fill-color="#cc9900" draw:textarea-horizontal-align="justify" draw:textarea-vertical-align="middle" draw:auto-grow-height="false" fo:min-height="2.45cm" fo:min-width="3.275cm"/>
    </style:style>
    <style:style style:name="gr17" style:family="graphic" style:parent-style-name="objectwithoutfill">
      <style:graphic-properties draw:stroke="none" draw:fill="none" draw:textarea-vertical-align="middle"/>
    </style:style>
    <style:style style:name="gr18" style:family="graphic" style:parent-style-name="standard">
      <style:graphic-properties draw:fill-color="#cc9900" draw:textarea-horizontal-align="justify" draw:textarea-vertical-align="middle" draw:auto-grow-height="false" fo:min-height="2.45cm" fo:min-width="3.9cm"/>
    </style:style>
    <style:style style:name="gr19" style:family="graphic" style:parent-style-name="standard">
      <style:graphic-properties draw:fill-color="#7e0021" draw:textarea-horizontal-align="justify" draw:textarea-vertical-align="middle" draw:auto-grow-height="false" fo:min-height="1.948cm" fo:min-width="5.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1" style:family="graphic" style:parent-style-name="standard">
      <style:graphic-properties draw:fill-color="#7e0021" draw:textarea-horizontal-align="justify" draw:textarea-vertical-align="middle" draw:auto-grow-height="false" fo:min-height="2.45cm" fo:min-width="5.8cm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45cm" fo:min-width="5.8cm" draw:shadow="hidden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svg:stroke-linecap="round" draw:fill-color="#83caff" draw:textarea-horizontal-align="justify" draw:textarea-vertical-align="middle" draw:auto-grow-height="false" fo:min-height="1.551cm" fo:min-width="3.6cm"/>
    </style:style>
    <style:style style:name="gr25" style:family="graphic" style:parent-style-name="objectwithoutfill">
      <style:graphic-properties svg:stroke-color="#6666ff" draw:marker-end="Arrow" draw:marker-end-width="0.3cm" draw:fill="solid" draw:fill-color="#729fcf" draw:textarea-vertical-align="middle"/>
    </style:style>
    <style:style style:name="gr26" style:family="graphic" style:parent-style-name="objectwithoutfill">
      <style:graphic-properties svg:stroke-color="#6666ff" draw:fill="solid" draw:fill-color="#729fcf" draw:textarea-vertical-align="middle"/>
    </style:style>
    <style:style style:name="gr27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28" style:family="graphic" style:parent-style-name="objectwithoutfill">
      <style:graphic-properties draw:stroke="solid" draw:stroke-dash="Ultrafine_20_2_20_Dots_20_3_20_Dashes" svg:stroke-color="#6666ff" draw:marker-start="Arrow" draw:marker-start-width="0.3cm" draw:marker-end="Arrow" draw:marker-end-width="0.3cm" draw:fill="none" draw:textarea-vertical-align="middle"/>
    </style:style>
    <style:style style:name="gr29" style:family="graphic" style:parent-style-name="standard">
      <style:graphic-properties draw:stroke="dash" draw:stroke-dash="Ultrafine_20_Dashed" svg:stroke-color="#0066cc" draw:marker-end="Arrow" draw:marker-end-width="0.4cm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82cm"/>
    </style:style>
    <style:style style:name="gr31" style:family="graphic" style:parent-style-name="standard">
      <style:graphic-properties svg:stroke-linecap="round" draw:fill-color="#83caff" draw:textarea-horizontal-align="justify" draw:textarea-vertical-align="middle" draw:auto-grow-height="false" fo:min-height="0.85cm" fo:min-width="3cm"/>
    </style:style>
    <style:style style:name="gr32" style:family="graphic" style:parent-style-name="standard">
      <style:graphic-properties svg:stroke-linecap="round" draw:fill-color="#83caff" draw:textarea-horizontal-align="justify" draw:textarea-vertical-align="middle" draw:auto-grow-height="false" fo:min-height="0.851cm" fo:min-width="2.5cm"/>
    </style:style>
    <style:style style:name="gr3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4" style:family="graphic" style:parent-style-name="objectwithoutfill">
      <style:graphic-properties svg:stroke-color="#6666ff" draw:marker-start="Arrow" draw:marker-start-width="0.3cm" draw:marker-end="Arrow" draw:marker-end-width="0.3cm" draw:fill="none" draw:textarea-vertical-align="middle"/>
    </style:style>
    <style:style style:name="gr35" style:family="graphic" style:parent-style-name="standard">
      <style:graphic-properties svg:stroke-linecap="round" draw:fill-color="#83caff" draw:textarea-horizontal-align="justify" draw:textarea-vertical-align="middle" draw:auto-grow-height="false" fo:min-height="0.85cm" fo:min-width="2.1cm"/>
    </style:style>
    <style:style style:name="gr3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fill="none" draw:gradient-step-count="64" draw:textarea-horizontal-align="justify" draw:textarea-vertical-align="middle" draw:auto-grow-height="false" fo:min-height="8.65cm" fo:min-width="4.4cm"/>
    </style:style>
    <style:style style:name="gr38" style:family="graphic" style:parent-style-name="standard">
      <style:graphic-properties draw:fill-color="#00ff66" draw:textarea-horizontal-align="justify" draw:textarea-vertical-align="middle" draw:auto-grow-height="false" fo:min-height="1.25cm" fo:min-width="2.5cm"/>
    </style:style>
    <style:style style:name="gr39" style:family="graphic" style:parent-style-name="standard">
      <style:graphic-properties draw:fill-color="#cc9900" draw:textarea-horizontal-align="justify" draw:textarea-vertical-align="middle" draw:auto-grow-height="false" fo:min-height="1.55cm" fo:min-width="3.8cm"/>
    </style:style>
    <style:style style:name="gr40" style:family="graphic" style:parent-style-name="standard">
      <style:graphic-properties draw:fill-color="#7e0021" draw:textarea-horizontal-align="justify" draw:textarea-vertical-align="middle" draw:auto-grow-height="false" fo:min-height="1.248cm" fo:min-width="3.276cm"/>
    </style:style>
    <style:style style:name="gr41" style:family="graphic" style:parent-style-name="standard">
      <style:graphic-properties draw:fill-color="#7e0021" draw:textarea-horizontal-align="justify" draw:textarea-vertical-align="middle" draw:auto-grow-height="false" fo:min-height="1.348cm" fo:min-width="2.842cm"/>
    </style:style>
    <style:style style:name="gr42" style:family="graphic" style:parent-style-name="standard">
      <style:graphic-properties svg:stroke-linecap="round" draw:fill-color="#83caff" draw:textarea-horizontal-align="justify" draw:textarea-vertical-align="middle" draw:auto-grow-height="false" fo:min-height="1.05cm" fo:min-width="3.3cm"/>
    </style:style>
    <style:style style:name="gr43" style:family="graphic" style:parent-style-name="standard">
      <style:graphic-properties draw:fill-color="#00ff66" draw:textarea-horizontal-align="justify" draw:textarea-vertical-align="middle" draw:auto-grow-height="false" fo:min-height="1.45cm" fo:min-width="1.736cm"/>
    </style:style>
    <style:style style:name="gr44" style:family="graphic" style:parent-style-name="objectwithoutfill">
      <style:graphic-properties draw:stroke="dash" draw:stroke-dash="Ultrafine_20_2_20_Dots_20_3_20_Dashes" draw:marker-start="Arrow" draw:marker-start-width="0.3cm" draw:marker-end="Arrow" draw:marker-end-width="0.3cm" draw:fill="none" draw:textarea-vertical-align="middle"/>
    </style:style>
    <style:style style:name="gr45" style:family="graphic" style:parent-style-name="standard">
      <style:graphic-properties draw:fill-color="#7e0021" draw:textarea-horizontal-align="justify" draw:textarea-vertical-align="middle" draw:auto-grow-height="false" fo:min-height="1.55cm" fo:min-width="2.886cm"/>
    </style:style>
    <style:style style:name="gr46" style:family="graphic" style:parent-style-name="objectwithoutfill">
      <style:graphic-properties svg:stroke-width="0.05cm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svg:stroke-width="0.06cm" svg:stroke-color="#314004" draw:marker-start-width="0.38cm" draw:marker-end-width="0.38cm" draw:fill="none" draw:gradient-step-count="64" draw:textarea-horizontal-align="justify" draw:textarea-vertical-align="middle" draw:auto-grow-height="false" fo:min-height="12.39cm" fo:min-width="6.74cm" fo:padding-top="0.155cm" fo:padding-bottom="0.155cm" fo:padding-left="0.28cm" fo:padding-right="0.28cm"/>
    </style:style>
    <style:style style:name="gr48" style:family="graphic" style:parent-style-name="objectwithoutfill">
      <style:graphic-properties svg:stroke-width="0.02cm" draw:marker-start-width="0.26cm" draw:marker-end="Arrow" draw:marker-end-width="0.36cm" draw:fill="none" draw:textarea-vertical-align="middle" fo:padding-top="0.135cm" fo:padding-bottom="0.135cm" fo:padding-left="0.26cm" fo:padding-right="0.26cm"/>
    </style:style>
    <style:style style:name="gr49" style:family="graphic" style:parent-style-name="standard">
      <style:graphic-properties draw:fill="none" draw:gradient-step-count="64" draw:textarea-horizontal-align="justify" draw:textarea-vertical-align="middle" draw:auto-grow-height="false" fo:min-height="12.45cm" fo:min-width="12cm"/>
    </style:style>
    <style:style style:name="gr50" style:family="graphic" style:parent-style-name="standard">
      <style:graphic-properties svg:stroke-color="#ff6666" draw:fill-color="#ff6666" fo:min-height="0cm" fo:min-width="0cm"/>
    </style:style>
    <style:style style:name="gr51" style:family="graphic" style:parent-style-name="objectwithoutfill">
      <style:graphic-properties svg:stroke-width="0.12cm" svg:stroke-color="#83caff" draw:marker-start-width="0.56cm" draw:marker-end="Double_20_Arrow" draw:marker-end-width="0.38cm" draw:fill="none" draw:textarea-vertical-align="middle" fo:padding-top="0.185cm" fo:padding-bottom="0.185cm" fo:padding-left="0.31cm" fo:padding-right="0.31cm"/>
    </style:style>
    <style:style style:name="gr52" style:family="graphic" style:parent-style-name="objectwithoutfill">
      <style:graphic-properties svg:stroke-width="0.12cm" svg:stroke-color="#ff6666" draw:marker-start-width="0.56cm" draw:marker-end="Double_20_Arrow" draw:marker-end-width="0.38cm" draw:fill="none" draw:textarea-vertical-align="middle" fo:padding-top="0.185cm" fo:padding-bottom="0.185cm" fo:padding-left="0.31cm" fo:padding-right="0.31cm"/>
    </style:style>
    <style:style style:name="gr53" style:family="graphic" style:parent-style-name="standard">
      <style:graphic-properties svg:stroke-color="#ff6666" draw:fill-color="#ff6666" draw:textarea-horizontal-align="justify" draw:textarea-vertical-align="middle" draw:auto-grow-height="false" fo:min-height="2.15cm" fo:min-width="3.5cm"/>
    </style:style>
    <style:style style:name="gr54" style:family="graphic" style:parent-style-name="standard">
      <style:graphic-properties svg:stroke-color="#83caff" draw:fill-color="#83caff" fo:min-height="0cm" fo:min-width="0cm"/>
    </style:style>
    <style:style style:name="gr55" style:family="graphic" style:parent-style-name="standard">
      <style:graphic-properties svg:stroke-color="#83caff" svg:stroke-linecap="round" draw:fill-color="#83caff" draw:textarea-horizontal-align="justify" draw:textarea-vertical-align="middle" draw:auto-grow-height="false" fo:min-height="1.551cm" fo:min-width="3.6cm"/>
    </style:style>
    <style:style style:name="gr56" style:family="graphic" style:parent-style-name="standard">
      <style:graphic-properties draw:textarea-horizontal-align="justify" draw:textarea-vertical-align="middle" draw:auto-grow-height="false" fo:min-height="0.3cm" fo:min-width="1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normal" style:font-weight-complex="normal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style:paragraph-properties fo:text-align="center"/>
      <style:text-properties fo:font-size="16pt"/>
    </style:style>
    <style:style style:name="P5" style:family="paragraph">
      <style:text-properties fo:color="#ffffff" fo:font-weight="bold"/>
    </style:style>
    <style:style style:name="P6" style:family="paragraph">
      <style:paragraph-properties fo:text-align="center"/>
      <style:text-properties fo:font-size="16pt" fo:font-weight="bold" style:font-weight-asian="normal" style:font-weight-complex="normal"/>
    </style:style>
    <style:style style:name="P7" style:family="paragraph">
      <style:paragraph-properties fo:text-align="center"/>
      <style:text-properties fo:font-weight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/>
    </style:style>
    <style:style style:name="T3" style:family="text">
      <style:text-properties fo:color="#ffffff" fo:font-weight="bold"/>
    </style:style>
    <style:style style:name="T4" style:family="text">
      <style:text-properties fo:font-size="16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2" draw:id="id12" draw:layer="layout" svg:width="8.7cm" svg:height="11.9cm" svg:x="16.338cm" svg:y="0.038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7.654cm" svg:height="13.6cm" svg:x="7.946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8cm" svg:height="2.3cm" svg:x="7.1cm" svg:y="24.3cm">
          <text:p text:style-name="P1">Reserv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cm" svg:height="2.3cm" svg:x="7.099cm" svg:y="21.767cm">
          <text:p text:style-name="P1">outros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4.8cm" svg:height="1.6cm" svg:x="1cm" svg:y="8.4cm">
          <text:p text:style-name="P1">Tecidos lenhosos</text:p>
          <text:p text:style-name="P1">Acima do so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" draw:id="id6" draw:layer="layout" svg:width="3.3cm" svg:height="1.5cm" svg:x="2.5cm" svg:y="13.3cm">
          <text:p text:style-name="P1">Reproduçã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curve" svg:x1="7cm" svg:y1="6.45cm" svg:x2="9.537cm" svg:y2="4.526cm" draw:start-shape="id1" draw:start-glue-point="1" svg:d="M7000 6450c2278 0 1010-1924 2537-1924" svg:viewBox="0 0 2538 1925">
          <text:p/>
        </draw:connector>
        <draw:connector draw:style-name="gr6" draw:text-style-name="P1" draw:layer="layout" draw:type="curve" svg:x1="5.8cm" svg:y1="11.391cm" svg:x2="8.8cm" svg:y2="6.65cm" draw:start-shape="id2" draw:start-glue-point="1" draw:end-shape="id3" draw:end-glue-point="3" svg:d="M5800 11391c2250 0 750-4741 3000-4741" svg:viewBox="0 0 3001 4742">
          <text:p/>
        </draw:connector>
        <draw:connector draw:style-name="gr6" draw:text-style-name="P1" draw:layer="layout" draw:type="curve" svg:x1="5.8cm" svg:y1="9.2cm" svg:x2="9.8cm" svg:y2="10.35cm" draw:start-shape="id4" draw:start-glue-point="1" draw:end-shape="id5" draw:end-glue-point="3" svg:d="M5800 9200c3000 0 1000 1150 4000 1150" svg:viewBox="0 0 4001 1151">
          <text:p/>
        </draw:connector>
        <draw:connector draw:style-name="gr6" draw:text-style-name="P1" draw:layer="layout" draw:type="curve" svg:x1="5.8cm" svg:y1="11.391cm" svg:x2="9.8cm" svg:y2="10.35cm" draw:start-shape="id2" draw:start-glue-point="1" draw:end-shape="id5" draw:end-glue-point="3" svg:d="M5800 11391c3000 0 1000-1041 4000-1041" svg:viewBox="0 0 4001 1042">
          <text:p/>
        </draw:connector>
        <draw:connector draw:style-name="gr6" draw:text-style-name="P1" draw:layer="layout" draw:type="curve" svg:x1="5.8cm" svg:y1="14.05cm" svg:x2="9.8cm" svg:y2="10.35cm" draw:start-shape="id6" draw:start-glue-point="1" draw:end-shape="id5" draw:end-glue-point="3" svg:d="M5800 14050c3000 0 1000-3700 4000-3700" svg:viewBox="0 0 4001 3701">
          <text:p/>
        </draw:connector>
        <draw:g xml:id="id10" draw:id="id10">
          <draw:custom-shape draw:style-name="gr7" draw:text-style-name="P2" draw:layer="layout" svg:width="4cm" svg:height="2.4cm" svg:x="6cm" svg:y="14.8cm">
            <text:p text:style-name="P1"><text:span text:style-name="T1">N inorgânico</text:span></text:p>
            <draw:enhanced-geometry svg:viewBox="0 0 21600 21600" draw:type="rectangle" draw:enhanced-path="M 0 0 L 21600 0 21600 21600 0 21600 0 0 Z N"/>
          </draw:custom-shape>
          <draw:g>
            <draw:line draw:style-name="gr8" draw:text-style-name="P1" draw:layer="layout" svg:x1="6.146cm" svg:y1="17cm" svg:x2="6.146cm" svg:y2="18cm">
              <text:p/>
            </draw:line>
            <draw:line draw:style-name="gr9" draw:text-style-name="P1" draw:layer="layout" svg:x1="6cm" svg:y1="18.1cm" svg:x2="6.3cm" svg:y2="18.1cm">
              <text:p/>
            </draw:line>
            <draw:line draw:style-name="gr9" draw:text-style-name="P1" draw:layer="layout" svg:x1="6.028cm" svg:y1="18.2cm" svg:x2="6.282cm" svg:y2="18.2cm">
              <text:p/>
            </draw:line>
            <draw:line draw:style-name="gr9" draw:text-style-name="P1" draw:layer="layout" svg:x1="6.046cm" svg:y1="18.3cm" svg:x2="6.246cm" svg:y2="18.3cm">
              <text:p/>
            </draw:line>
          </draw:g>
        </draw:g>
        <draw:g>
          <draw:line draw:style-name="gr10" draw:text-style-name="P1" draw:layer="layout" svg:x1="-4.9cm" svg:y1="16.947cm" svg:x2="-3.9cm" svg:y2="16.947cm">
            <text:p/>
          </draw:line>
          <draw:line draw:style-name="gr11" draw:text-style-name="P1" draw:layer="layout" svg:x1="-3.8cm" svg:y1="16.801cm" svg:x2="-3.8cm" svg:y2="17.101cm">
            <text:p/>
          </draw:line>
          <draw:line draw:style-name="gr11" draw:text-style-name="P1" draw:layer="layout" svg:x1="-3.7cm" svg:y1="16.829cm" svg:x2="-3.7cm" svg:y2="17.083cm">
            <text:p/>
          </draw:line>
          <draw:line draw:style-name="gr11" draw:text-style-name="P1" draw:layer="layout" svg:x1="-3.6cm" svg:y1="16.847cm" svg:x2="-3.6cm" svg:y2="17.047cm">
            <text:p/>
          </draw:line>
        </draw:g>
        <draw:custom-shape draw:style-name="gr12" draw:text-style-name="P1" xml:id="id7" draw:id="id7" draw:layer="layout" svg:width="3.3cm" svg:height="1.4cm" svg:x="4cm" svg:y="0.4cm">
          <text:p text:style-name="P1">Folh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1" draw:id="id1" draw:layer="layout" svg:width="3.7cm" svg:height="1.7cm" svg:x="3.3cm" svg:y="5.6cm">
          <text:p text:style-name="P1">Raízes Fin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4.116cm" svg:height="1.395cm" svg:x="2.484cm" svg:y="11cm">
          <text:p text:style-name="P1">Tecidos lenhosos</text:p>
          <text:p text:style-name="P1">Abaixo do solo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xml:id="id2" draw:id="id2" draw:layer="layout" svg:x1="5.8cm" svg:y1="10.291cm" svg:x2="5.8cm" svg:y2="12.491cm">
          <text:p text:style-name="P1"><text:s/></text:p>
        </draw:line>
        <draw:custom-shape draw:style-name="gr16" draw:text-style-name="P1" xml:id="id18" draw:id="id18" draw:layer="layout" svg:width="3.775cm" svg:height="2.7cm" svg:x="9.661cm" svg:y="1.73cm">
          <text:p text:style-name="P1">Metabólica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9.6cm" svg:y1="1.842cm" svg:x2="9.6cm" svg:y2="4.242cm">
          <text:p/>
        </draw:line>
        <draw:g xml:id="id3" draw:id="id3">
          <draw:custom-shape draw:style-name="gr18" draw:text-style-name="P3" xml:id="id8" draw:id="id8" draw:layer="layout" svg:width="4.4cm" svg:height="2.7cm" svg:x="8.8cm" svg:y="5.3cm">
            <text:p text:style-name="P1"><text:span text:style-name="T1">Estrutural</text:span></text:p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18" draw:text-style-name="P1" draw:layer="layout" svg:width="4.4cm" svg:height="2.7cm" svg:x="9.8cm" svg:y="9cm">
            <text:p text:style-name="P1">Resíduos lenhosos</text:p>
            <draw:enhanced-geometry svg:viewBox="0 0 21600 21600" draw:type="rectangle" draw:enhanced-path="M 0 0 L 21600 0 21600 21600 0 21600 0 0 Z N"/>
          </draw:custom-shape>
        </draw:g>
        <draw:g xml:id="id13" draw:id="id13">
          <draw:custom-shape draw:style-name="gr19" draw:text-style-name="P4" draw:layer="layout" svg:width="6.3cm" svg:height="2.198cm" svg:x="17.559cm" svg:y="8.588cm">
            <text:p text:style-name="P1"><text:span text:style-name="T2">MOS Passiva</text:span></text:p>
            <draw:enhanced-geometry svg:viewBox="0 0 21600 21600" draw:type="rectangle" draw:enhanced-path="M 0 0 L 21600 0 21600 21600 0 21600 0 0 Z N"/>
          </draw:custom-shape>
          <draw:frame draw:style-name="gr20" draw:text-style-name="P5" draw:layer="layout" svg:width="2.216cm" svg:height="1.361cm" svg:x="21.959cm" svg:y="10.192cm">
            <draw:text-box>
              <text:p><text:span text:style-name="T3">C: N: P</text:span></text:p>
            </draw:text-box>
          </draw:frame>
        </draw:g>
        <draw:g>
          <draw:custom-shape draw:style-name="gr19" draw:text-style-name="P6" draw:layer="layout" svg:width="6.3cm" svg:height="2.198cm" svg:x="17.542cm" svg:y="5.996cm">
            <text:p text:style-name="P1"><text:span text:style-name="T4">MOS Ativa</text:span></text:p>
            <draw:enhanced-geometry svg:viewBox="0 0 21600 21600" draw:type="rectangle" draw:enhanced-path="M 0 0 L 21600 0 21600 21600 0 21600 0 0 Z N"/>
          </draw:custom-shape>
          <draw:frame draw:style-name="gr20" draw:text-style-name="P5" draw:layer="layout" svg:width="2.2cm" svg:height="1.361cm" svg:x="21.794cm" svg:y="7.491cm">
            <draw:text-box>
              <text:p><text:span text:style-name="T3">C: N: P</text:span></text:p>
            </draw:text-box>
          </draw:frame>
        </draw:g>
        <draw:g>
          <draw:g>
            <draw:path draw:style-name="gr21" draw:text-style-name="P6" draw:layer="layout" svg:width="6.299cm" svg:height="2.399cm" svg:x="17.553cm" svg:y="3.194cm" svg:viewBox="0 0 6300 2400" svg:d="M0 2400c0-800 0-1600 0-2400 2100 0 4200 0 6300 0 0 800 0 1600 0 2400-2100 0-4200 0-6300 0z">
              <text:p/>
            </draw:path>
            <draw:path draw:style-name="gr22" draw:text-style-name="P6" draw:layer="layout" svg:width="0.299cm" svg:height="0.344cm" svg:x="18.05cm" svg:y="4.222cm" svg:viewBox="0 0 300 345" svg:d="M300 248c0 30-13 54-38 71s-60 26-105 26h-157v-345h141c91 0 136 28 136 84 0 20-6 37-19 51s-31 23-54 28c31 3 54 12 71 28 17 15 25 34 25 57zM225 89c0-18-8-32-22-40s-35-12-62-12h-88v110h88c28 0 49-5 63-14 14-10 21-24 21-44zM247 244c0-41-32-61-96-61h-98v125h102c32 0 55-6 70-16 15-11 22-27 22-48z">
              <text:p/>
            </draw:path>
            <draw:path draw:style-name="gr22" draw:text-style-name="P6" draw:layer="layout" svg:width="0.049cm" svg:height="0.363cm" svg:x="18.418cm" svg:y="4.203cm" svg:viewBox="0 0 50 364" svg:d="M0 42c0-14 0-28 0-42 17 0 33 0 50 0 0 14 0 28 0 42-17 0-33 0-50 0zM0 364c0-89 0-177 0-265 17 0 33 0 50 0 0 88 0 176 0 265-17 0-33 0-50 0z">
              <text:p/>
            </draw:path>
            <draw:path draw:style-name="gr22" draw:text-style-name="P6" draw:layer="layout" svg:width="0.266cm" svg:height="0.274cm" svg:x="18.531cm" svg:y="4.298cm" svg:viewBox="0 0 267 275" svg:d="M267 137c0 46-12 81-35 104-23 22-56 34-100 34-43 0-76-12-99-36-22-23-33-57-33-102 0-91 45-137 134-137 45 0 79 11 100 33 22 23 33 57 33 104zM215 137c0-36-7-63-19-79-12-17-33-25-61-25-30 0-51 8-63 25-13 17-20 43-20 79 0 35 6 61 19 79 13 17 33 26 61 26 29 0 51-9 63-26 13-17 20-43 20-79z">
              <text:p/>
            </draw:path>
            <draw:path draw:style-name="gr22" draw:text-style-name="P6" draw:layer="layout" svg:width="0.394cm" svg:height="0.268cm" svg:x="18.858cm" svg:y="4.298cm" svg:viewBox="0 0 395 269" svg:d="M174 269v-167c0-26-4-44-12-54-8-9-22-14-42-14-22 0-38 7-51 21-12 15-18 35-18 61v153h-49v-208c0-31-1-50-2-57h47c0 1 0 3 0 7 1 4 1 8 1 13 0 4 1 13 1 26h1c11-19 23-32 36-39 14-7 31-11 51-11 23 0 40 4 53 12 14 8 23 21 28 38h1c10-18 22-30 37-38s32-12 53-12c30 0 52 7 66 22 14 14 20 38 20 71v176h-49v-167c0-26-4-44-12-54-7-9-22-14-42-14-22 0-39 7-51 21s-18 35-18 61v153z">
              <text:p/>
            </draw:path>
            <draw:path draw:style-name="gr22" draw:text-style-name="P6" draw:layer="layout" svg:width="0.289cm" svg:height="0.274cm" svg:x="19.314cm" svg:y="4.298cm" svg:viewBox="0 0 290 275" svg:d="M90 275c-30 0-52-7-67-21s-23-34-23-58c0-27 10-48 30-63 21-15 54-23 99-24l67-1v-14c0-22-5-37-16-46-10-10-26-14-48-14s-39 3-49 10c-10 6-16 17-18 32l-52-5c9-47 49-71 120-71 37 0 66 8 85 23 18 15 28 37 28 66v114c0 13 2 23 6 30 4 6 11 10 22 10 5 0 10-1 16-2v27c-12 3-25 4-38 4-19 0-32-4-40-13-9-8-13-22-15-40h-1c-13 20-28 35-44 43-17 8-38 13-62 13zM101 242c19 0 35-4 49-11 14-8 25-18 34-30 8-13 12-26 12-40v-21l-55 1c-23 0-41 2-53 6s-21 10-27 18c-7 8-10 19-10 32 0 14 4 25 13 33s21 12 37 12z">
              <text:p/>
            </draw:path>
            <draw:path draw:style-name="gr22" draw:text-style-name="P6" draw:layer="layout" svg:width="0.245cm" svg:height="0.274cm" svg:x="19.619cm" svg:y="4.298cm" svg:viewBox="0 0 246 275" svg:d="M246 196c0 25-11 45-32 58-21 14-51 21-89 21-37 0-66-6-86-17-20-10-33-27-39-50l44-8c4 14 13 24 26 31s32 10 55 10c25 0 44-4 55-10 12-7 18-17 18-31 0-11-4-19-12-26-8-6-22-12-39-16l-36-8c-28-7-49-13-61-20-12-6-21-13-28-22s-10-21-10-34c0-24 10-42 29-55s47-19 85-19c32 0 59 5 78 15 19 11 32 27 37 50l-45 5c-3-12-10-21-22-28-12-6-28-9-48-9-23 0-39 3-50 9s-16 16-16 28c0 7 2 14 7 19 4 5 11 9 19 12 9 4 27 8 55 14 26 6 45 12 56 17 12 5 21 10 28 16s12 13 15 21c4 8 6 17 6 27z">
              <text:p/>
            </draw:path>
            <draw:path draw:style-name="gr22" draw:text-style-name="P6" draw:layer="layout" svg:width="0.245cm" svg:height="0.274cm" svg:x="19.903cm" svg:y="4.298cm" svg:viewBox="0 0 246 275" svg:d="M246 196c0 25-11 45-32 58-21 14-51 21-89 21-37 0-66-6-86-17-20-10-33-27-39-50l44-8c4 14 13 24 26 31s32 10 55 10c25 0 44-4 55-10 12-7 18-17 18-31 0-11-4-19-12-26-8-6-22-12-39-16l-36-8c-28-7-49-13-61-20-12-6-21-13-28-22s-10-21-10-34c0-24 10-42 29-55s47-19 85-19c32 0 59 5 78 15 19 11 32 27 37 50l-45 5c-3-12-10-21-22-28-12-6-28-9-48-9-23 0-39 3-50 9s-16 16-16 28c0 7 2 14 7 19 4 5 11 9 19 12 9 4 27 8 55 14 26 6 45 12 56 17 12 5 21 10 28 16s12 13 15 21c4 8 6 17 6 27z">
              <text:p/>
            </draw:path>
            <draw:path draw:style-name="gr22" draw:text-style-name="P6" draw:layer="layout" svg:width="0.289cm" svg:height="0.274cm" svg:x="20.194cm" svg:y="4.298cm" svg:viewBox="0 0 290 275" svg:d="M90 275c-30 0-52-7-67-21s-23-34-23-58c0-27 10-48 30-63 21-15 54-23 99-24l67-1v-14c0-22-5-37-16-46-10-10-26-14-48-14s-39 3-49 10c-10 6-16 17-18 32l-52-5c9-47 49-71 120-71 37 0 66 8 85 23 18 15 28 37 28 66v114c0 13 2 23 6 30 4 6 11 10 22 10 5 0 10-1 16-2v27c-12 3-25 4-38 4-19 0-32-4-40-13-9-8-13-22-15-40h-1c-13 20-28 35-44 43-17 8-38 13-62 13zM101 242c19 0 35-4 49-11 14-8 25-18 34-30 8-13 12-26 12-40v-21l-55 1c-23 0-41 2-53 6s-21 10-27 18c-7 8-10 19-10 32 0 14 4 25 13 33s21 12 37 12z">
              <text:p/>
            </draw:path>
            <draw:path draw:style-name="gr22" draw:text-style-name="P6" draw:layer="layout" svg:width="0.376cm" svg:height="0.344cm" svg:x="20.687cm" svg:y="4.222cm" svg:viewBox="0 0 377 345" svg:d="M330 345v-230c0-26 1-50 3-74-9 30-18 52-25 69l-100 235h-37l-102-235-15-42-9-27 1 28 1 46v230h-47v-345h69l103 239c4 10 8 20 11 31s6 19 7 24c1-7 4-16 9-30 5-13 8-21 10-25l101-239h67v345z">
              <text:p/>
            </draw:path>
            <draw:path draw:style-name="gr22" draw:text-style-name="P6" draw:layer="layout" svg:width="0.049cm" svg:height="0.363cm" svg:x="21.148cm" svg:y="4.203cm" svg:viewBox="0 0 50 364" svg:d="M0 42c0-14 0-28 0-42 17 0 33 0 50 0 0 14 0 28 0 42-17 0-33 0-50 0zM0 364c0-89 0-177 0-265 17 0 33 0 50 0 0 88 0 176 0 265-17 0-33 0-50 0z">
              <text:p/>
            </draw:path>
            <draw:path draw:style-name="gr22" draw:text-style-name="P6" draw:layer="layout" svg:width="0.242cm" svg:height="0.274cm" svg:x="21.261cm" svg:y="4.298cm" svg:viewBox="0 0 243 275" svg:d="M52 136c0 35 6 62 19 79 12 17 31 25 56 25 18 0 32-4 44-13 12-8 19-21 22-39l50 3c-4 26-16 46-36 61-21 15-47 23-79 23-41 0-73-12-95-35-22-24-33-58-33-103 0-44 11-78 33-102 22-23 54-35 95-35 30 0 56 7 76 21s32 34 38 58l-51 4c-3-15-10-27-20-35-10-9-25-13-45-13-26 0-45 7-57 23-11 15-17 42-17 78z">
              <text:p/>
            </draw:path>
            <draw:path draw:style-name="gr22" draw:text-style-name="P6" draw:layer="layout" svg:width="0.14cm" svg:height="0.268cm" svg:x="21.559cm" svg:y="4.298cm" svg:viewBox="0 0 141 269" svg:d="M2 269v-203c0-18-1-39-2-62h47c1 31 2 49 2 55h1c8-23 17-38 27-47 11-8 25-12 44-12 7 0 13 1 20 2v41c-6-2-15-3-26-3-21 0-37 8-48 24-10 16-16 38-16 68v137z">
              <text:p/>
            </draw:path>
            <draw:path draw:style-name="gr22" draw:text-style-name="P6" draw:layer="layout" svg:width="0.266cm" svg:height="0.274cm" svg:x="21.731cm" svg:y="4.298cm" svg:viewBox="0 0 267 275" svg:d="M267 137c0 46-12 81-35 104-23 22-56 34-100 34-43 0-76-12-99-36-22-23-33-57-33-102 0-91 45-137 134-137 45 0 79 11 100 33 22 23 33 57 33 104zM215 137c0-36-7-63-19-79-12-17-33-25-61-25-30 0-51 8-63 25-13 17-20 43-20 79 0 35 6 61 19 79 13 17 33 26 61 26 29 0 51-9 63-26 13-17 20-43 20-79z">
              <text:p/>
            </draw:path>
            <draw:path draw:style-name="gr22" draw:text-style-name="P6" draw:layer="layout" svg:width="0.253cm" svg:height="0.368cm" svg:x="22.057cm" svg:y="4.203cm" svg:viewBox="0 0 254 369" svg:d="M254 230c0 93-37 139-110 139-22 0-41-4-56-11s-27-19-37-35c0 5-1 13-1 23-1 10-2 16-2 18h-48c1-9 2-27 2-55v-309h49v104c0 11 0 23-1 38h1c9-17 22-29 37-37 15-7 34-11 56-11 38 0 66 11 83 34 18 23 27 57 27 102zM202 232c0-38-6-64-17-80s-29-24-53-24c-28 0-49 8-62 25-12 17-19 44-19 81 0 35 6 61 19 77 12 17 33 25 61 25 25 0 43-8 54-25 11-16 17-43 17-79z">
              <text:p/>
            </draw:path>
            <draw:path draw:style-name="gr22" draw:text-style-name="P6" draw:layer="layout" svg:width="0.049cm" svg:height="0.363cm" svg:x="22.372cm" svg:y="4.203cm" svg:viewBox="0 0 50 364" svg:d="M0 42c0-14 0-28 0-42 17 0 33 0 50 0 0 14 0 28 0 42-17 0-33 0-50 0zM0 364c0-89 0-177 0-265 17 0 33 0 50 0 0 88 0 176 0 265-17 0-33 0-50 0z">
              <text:p/>
            </draw:path>
            <draw:path draw:style-name="gr22" draw:text-style-name="P6" draw:layer="layout" svg:width="0.289cm" svg:height="0.274cm" svg:x="22.485cm" svg:y="4.298cm" svg:viewBox="0 0 290 275" svg:d="M90 275c-30 0-52-7-67-21s-23-34-23-58c0-27 10-48 30-63 21-15 54-23 99-24l67-1v-14c0-22-5-37-16-46-10-10-26-14-48-14s-39 3-49 10c-10 6-16 17-18 32l-52-5c9-47 49-71 120-71 37 0 66 8 85 23 18 15 28 37 28 66v114c0 13 2 23 6 30 4 6 11 10 22 10 5 0 10-1 16-2v27c-12 3-25 4-38 4-19 0-32-4-40-13-9-8-13-22-15-40h-1c-13 20-28 35-44 43-17 8-38 13-62 13zM101 242c19 0 35-4 49-11 14-8 25-18 34-30 8-13 12-26 12-40v-21l-55 1c-23 0-41 2-53 6s-21 10-27 18c-7 8-10 19-10 32 0 14 4 25 13 33s21 12 37 12z">
              <text:p/>
            </draw:path>
            <draw:path draw:style-name="gr22" draw:text-style-name="P6" draw:layer="layout" svg:width="0.239cm" svg:height="0.268cm" svg:x="22.812cm" svg:y="4.298cm" svg:viewBox="0 0 240 269" svg:d="M190 269v-167c0-18-2-31-6-41s-10-17-18-21c-9-4-21-6-38-6-23 0-42 7-56 22-14 14-21 34-21 60v153h-49v-208c0-31-1-50-2-57h47c0 1 0 3 0 7 1 4 1 8 1 13 0 4 1 13 1 26h1c11-18 24-31 39-39 15-7 34-11 56-11 33 0 57 7 72 22 15 14 23 38 23 71v176z">
              <text:p/>
            </draw:path>
            <draw:path draw:style-name="gr22" draw:text-style-name="P6" draw:layer="layout" svg:width="0.289cm" svg:height="0.274cm" svg:x="23.111cm" svg:y="4.298cm" svg:viewBox="0 0 290 275" svg:d="M90 275c-30 0-52-7-67-21s-23-34-23-58c0-27 10-48 30-63 21-15 54-23 99-24l67-1v-14c0-22-5-37-16-46-10-10-26-14-48-14s-39 3-49 10c-10 6-16 17-18 32l-52-5c9-47 49-71 120-71 37 0 66 8 85 23 18 15 28 37 28 66v114c0 13 2 23 6 30 4 6 11 10 22 10 5 0 10-1 16-2v27c-12 3-25 4-38 4-19 0-32-4-40-13-9-8-13-22-15-40h-1c-13 20-28 35-44 43-17 8-38 13-62 13zM101 242c19 0 35-4 49-11 14-8 25-18 34-30 8-13 12-26 12-40v-21l-55 1c-23 0-41 2-53 6s-21 10-27 18c-7 8-10 19-10 32 0 14 4 25 13 33s21 12 37 12z">
              <text:p/>
            </draw:path>
          </draw:g>
          <draw:frame draw:style-name="gr20" draw:text-style-name="P5" draw:layer="layout" svg:width="2.2cm" svg:height="1.361cm" svg:x="21.853cm" svg:y="4.894cm">
            <draw:text-box>
              <text:p><text:span text:style-name="T3">C: N: P</text:span></text:p>
            </draw:text-box>
          </draw:frame>
        </draw:g>
        <draw:g>
          <draw:line draw:style-name="gr6" draw:text-style-name="P1" draw:layer="layout" svg:x1="-4.9cm" svg:y1="16.347cm" svg:x2="-3.9cm" svg:y2="16.347cm">
            <text:p/>
          </draw:line>
          <draw:line draw:style-name="gr23" draw:text-style-name="P1" draw:layer="layout" svg:x1="-3.8cm" svg:y1="16.201cm" svg:x2="-3.8cm" svg:y2="16.501cm">
            <text:p/>
          </draw:line>
          <draw:line draw:style-name="gr23" draw:text-style-name="P1" draw:layer="layout" svg:x1="-3.7cm" svg:y1="16.229cm" svg:x2="-3.7cm" svg:y2="16.483cm">
            <text:p/>
          </draw:line>
          <draw:line draw:style-name="gr23" draw:text-style-name="P1" draw:layer="layout" svg:x1="-3.6cm" svg:y1="16.247cm" svg:x2="-3.6cm" svg:y2="16.447cm">
            <text:p/>
          </draw:line>
        </draw:g>
        <draw:g xml:id="id16" draw:id="id16">
          <draw:custom-shape draw:style-name="gr24" draw:text-style-name="P2" xml:id="id11" draw:id="id11" draw:layer="layout" svg:width="4.1cm" svg:height="1.801cm" svg:x="10.3cm" svg:y="16.9cm">
            <text:p text:style-name="P1"><text:span text:style-name="T1">P lábil</text:span></text:p>
            <draw:enhanced-geometry svg:viewBox="0 0 21600 21600" draw:type="rectangle" draw:enhanced-path="M 0 0 L 21600 0 21600 21600 0 21600 0 0 Z N"/>
          </draw:custom-shape>
          <draw:g>
            <draw:g>
              <draw:line draw:style-name="gr25" draw:text-style-name="P1" draw:layer="layout" svg:x1="10.554cm" svg:y1="18.5cm" svg:x2="10.554cm" svg:y2="19.5cm">
                <text:p/>
              </draw:line>
              <draw:line draw:style-name="gr26" draw:text-style-name="P1" draw:layer="layout" svg:x1="10.7cm" svg:y1="19.6cm" svg:x2="10.4cm" svg:y2="19.6cm">
                <text:p/>
              </draw:line>
              <draw:line draw:style-name="gr26" draw:text-style-name="P1" draw:layer="layout" svg:x1="10.672cm" svg:y1="19.7cm" svg:x2="10.418cm" svg:y2="19.7cm">
                <text:p/>
              </draw:line>
              <draw:line draw:style-name="gr26" draw:text-style-name="P1" draw:layer="layout" svg:x1="10.654cm" svg:y1="19.8cm" svg:x2="10.454cm" svg:y2="19.8cm">
                <text:p/>
              </draw:line>
            </draw:g>
          </draw:g>
        </draw:g>
        <draw:g>
          <draw:line draw:style-name="gr10" draw:text-style-name="P7" draw:layer="layout" svg:x1="-4.7cm" svg:y1="18.946cm" svg:x2="-3.7cm" svg:y2="18.946cm">
            <text:p/>
          </draw:line>
          <draw:line draw:style-name="gr11" draw:text-style-name="P7" draw:layer="layout" svg:x1="-3.6cm" svg:y1="18.8cm" svg:x2="-3.6cm" svg:y2="19.1cm">
            <text:p/>
          </draw:line>
          <draw:line draw:style-name="gr11" draw:text-style-name="P7" draw:layer="layout" svg:x1="-3.5cm" svg:y1="18.828cm" svg:x2="-3.5cm" svg:y2="19.082cm">
            <text:p/>
          </draw:line>
          <draw:line draw:style-name="gr11" draw:text-style-name="P7" draw:layer="layout" svg:x1="-3.4cm" svg:y1="18.846cm" svg:x2="-3.4cm" svg:y2="19.046cm">
            <text:p/>
          </draw:line>
        </draw:g>
        <draw:g>
          <draw:line draw:style-name="gr10" draw:text-style-name="P1" draw:layer="layout" svg:x1="-4.777cm" svg:y1="18.33cm" svg:x2="-3.969cm" svg:y2="17.74cm">
            <text:p/>
          </draw:line>
          <draw:line draw:style-name="gr11" draw:text-style-name="P1" draw:layer="layout" svg:x1="-3.975cm" svg:y1="17.564cm" svg:x2="-3.798cm" svg:y2="17.806cm">
            <text:p/>
          </draw:line>
          <draw:line draw:style-name="gr11" draw:text-style-name="P1" draw:layer="layout" svg:x1="-3.878cm" svg:y1="17.527cm" svg:x2="-3.728cm" svg:y2="17.732cm">
            <text:p/>
          </draw:line>
          <draw:line draw:style-name="gr11" draw:text-style-name="P1" draw:layer="layout" svg:x1="-3.786cm" svg:y1="17.483cm" svg:x2="-3.668cm" svg:y2="17.645cm">
            <text:p/>
          </draw:line>
        </draw:g>
        <draw:g>
          <draw:line draw:style-name="gr8" draw:text-style-name="P1" draw:layer="layout" svg:x1="-4.9cm" svg:y1="15.847cm" svg:x2="-3.9cm" svg:y2="15.847cm">
            <text:p/>
          </draw:line>
          <draw:line draw:style-name="gr9" draw:text-style-name="P1" draw:layer="layout" svg:x1="-3.8cm" svg:y1="15.701cm" svg:x2="-3.8cm" svg:y2="16.001cm">
            <text:p/>
          </draw:line>
          <draw:line draw:style-name="gr9" draw:text-style-name="P1" draw:layer="layout" svg:x1="-3.7cm" svg:y1="15.729cm" svg:x2="-3.7cm" svg:y2="15.983cm">
            <text:p/>
          </draw:line>
          <draw:line draw:style-name="gr9" draw:text-style-name="P1" draw:layer="layout" svg:x1="-3.6cm" svg:y1="15.747cm" svg:x2="-3.6cm" svg:y2="15.947cm">
            <text:p/>
          </draw:line>
        </draw:g>
        <draw:g>
          <draw:line draw:style-name="gr6" draw:text-style-name="P1" draw:layer="layout" svg:x1="26.3cm" svg:y1="19.346cm" svg:x2="27.3cm" svg:y2="19.346cm">
            <text:p/>
          </draw:line>
          <draw:line draw:style-name="gr23" draw:text-style-name="P1" draw:layer="layout" svg:x1="27.4cm" svg:y1="19.2cm" svg:x2="27.4cm" svg:y2="19.5cm">
            <text:p/>
          </draw:line>
          <draw:line draw:style-name="gr23" draw:text-style-name="P1" draw:layer="layout" svg:x1="27.5cm" svg:y1="19.228cm" svg:x2="27.5cm" svg:y2="19.482cm">
            <text:p/>
          </draw:line>
          <draw:line draw:style-name="gr23" draw:text-style-name="P1" draw:layer="layout" svg:x1="27.6cm" svg:y1="19.246cm" svg:x2="27.6cm" svg:y2="19.446cm">
            <text:p/>
          </draw:line>
        </draw:g>
        <draw:connector draw:style-name="gr6" draw:text-style-name="P1" draw:layer="layout" draw:type="curve" svg:x1="5.65cm" svg:y1="1.8cm" svg:x2="11cm" svg:y2="5.3cm" draw:start-shape="id7" draw:start-glue-point="2" draw:end-shape="id8" draw:end-glue-point="0" svg:d="M5650 1800c0 2625 5350 875 5350 3500" svg:viewBox="0 0 5351 3501">
          <text:p/>
        </draw:connector>
        <draw:connector draw:style-name="gr6" draw:text-style-name="P1" draw:layer="layout" draw:type="curve" svg:x1="5.8cm" svg:y1="9.2cm" svg:x2="8.8cm" svg:y2="6.65cm" draw:start-shape="id4" draw:start-glue-point="1" draw:end-shape="id3" draw:end-glue-point="3" svg:d="M5800 9200c2250 0 750-2550 3000-2550" svg:viewBox="0 0 3001 2551">
          <text:p/>
        </draw:connector>
        <draw:connector draw:style-name="gr6" draw:text-style-name="P1" draw:layer="layout" draw:type="curve" svg:x1="5.8cm" svg:y1="14.05cm" svg:x2="11cm" svg:y2="8cm" draw:start-shape="id6" draw:start-glue-point="1" draw:end-shape="id3" draw:end-glue-point="2" svg:d="M5800 14050c3467 0 5200-2016 5200-6050" svg:viewBox="0 0 5201 6051">
          <text:p/>
        </draw:connector>
        <draw:connector draw:style-name="gr6" draw:text-style-name="P1" draw:layer="layout" draw:type="curve" svg:x1="5.8cm" svg:y1="14.05cm" svg:x2="9.537cm" svg:y2="4.526cm" draw:start-shape="id6" draw:start-glue-point="1" svg:d="M5800 14050c3178 0 1310-9524 3737-9524" svg:viewBox="0 0 3738 9525">
          <text:p/>
        </draw:connector>
        <draw:connector draw:style-name="gr27" draw:text-style-name="P1" draw:layer="layout" draw:type="curve" svg:x1="11.773cm" svg:y1="13.7cm" svg:x2="8cm" svg:y2="14.8cm" draw:start-shape="id9" draw:start-glue-point="8" draw:end-shape="id10" draw:end-glue-point="0" svg:d="M11773 13700c0 826-3773 277-3773 1100" svg:viewBox="0 0 3774 1101">
          <text:p/>
        </draw:connector>
        <draw:connector draw:style-name="gr28" draw:text-style-name="P1" draw:layer="layout" draw:type="curve" svg:x1="11.773cm" svg:y1="13.7cm" svg:x2="12.35cm" svg:y2="16.9cm" draw:start-shape="id9" draw:start-glue-point="8" draw:end-shape="id11" draw:end-glue-point="0" svg:d="M11773 13700c0 2400 577 800 577 3200" svg:viewBox="0 0 578 3201">
          <text:p/>
        </draw:connector>
        <draw:connector draw:style-name="gr27" draw:text-style-name="P1" draw:layer="layout" draw:type="curve" draw:line-skew="2.941cm" svg:x1="17.612cm" svg:y1="10.196cm" svg:x2="10cm" svg:y2="16.55cm" draw:start-shape="id12" draw:start-glue-point="7" draw:end-shape="id10" svg:d="M17612 10196c-2253 0 1553 6354-7612 6354" svg:viewBox="0 0 7613 6355">
          <text:p/>
        </draw:connector>
        <draw:connector draw:style-name="gr28" draw:text-style-name="P1" draw:layer="layout" draw:type="curve" draw:line-skew="1.037cm" svg:x1="20.867cm" svg:y1="11.553cm" svg:x2="12.35cm" svg:y2="16.9cm" draw:start-shape="id13" draw:start-glue-point="2" draw:end-shape="id11" svg:d="M20867 11553c0 5565-8517 2892-8517 5347" svg:viewBox="0 0 8518 5348">
          <text:p/>
        </draw:connector>
        <draw:connector draw:style-name="gr29" draw:text-style-name="P1" draw:layer="layout" svg:x1="20.688cm" svg:y1="11.938cm" svg:x2="14.4cm" svg:y2="17.8cm" draw:start-shape="id12" draw:start-glue-point="8" draw:end-shape="id11" draw:end-glue-point="1" svg:d="M20688 11938v5862h-6288" svg:viewBox="0 0 6289 5863">
          <text:p/>
        </draw:connector>
        <draw:connector draw:style-name="gr29" draw:text-style-name="P1" draw:layer="layout" svg:x1="15.6cm" svg:y1="6.9cm" svg:x2="14.4cm" svg:y2="17.8cm" draw:start-shape="id9" draw:start-glue-point="10" draw:end-shape="id11" draw:end-glue-point="1" svg:d="M15600 6900h502v10900h-1702" svg:viewBox="0 0 1703 10901">
          <text:p/>
        </draw:connector>
        <draw:frame draw:style-name="gr30" draw:layer="layout" svg:width="2.682cm" svg:height="0.806cm" svg:x="16.2cm" svg:y="18.194cm">
          <draw:text-box>
            <text:p>Fosfatase</text:p>
          </draw:text-box>
        </draw:frame>
        <draw:custom-shape draw:style-name="gr31" draw:text-style-name="P2" xml:id="id17" draw:id="id17" draw:layer="layout" svg:width="3.5cm" svg:height="1.1cm" svg:x="19.7cm" svg:y="19.4cm">
          <text:p text:style-name="P1"><text:span text:style-name="T1">P fortemente </text:span></text:p>
          <text:p text:style-name="P1"><text:span text:style-name="T1">adsorvi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xml:id="id15" draw:id="id15" draw:layer="layout" svg:width="3cm" svg:height="1.101cm" svg:x="15.7cm" svg:y="19.4cm">
          <text:p text:style-name="P1"><text:span text:style-name="T1">P adsorvido</text:span></text:p>
          <draw:enhanced-geometry svg:viewBox="0 0 21600 21600" draw:type="rectangle" draw:enhanced-path="M 0 0 L 21600 0 21600 21600 0 21600 0 0 Z N"/>
        </draw:custom-shape>
        <draw:g>
          <draw:line draw:style-name="gr6" draw:text-style-name="P1" draw:layer="layout" svg:x1="26.3cm" svg:y1="19.345cm" svg:x2="27.3cm" svg:y2="19.345cm">
            <text:p/>
          </draw:line>
          <draw:line draw:style-name="gr23" draw:text-style-name="P1" draw:layer="layout" svg:x1="27.4cm" svg:y1="19.199cm" svg:x2="27.4cm" svg:y2="19.499cm">
            <text:p/>
          </draw:line>
          <draw:line draw:style-name="gr23" draw:text-style-name="P1" draw:layer="layout" svg:x1="27.5cm" svg:y1="19.227cm" svg:x2="27.5cm" svg:y2="19.481cm">
            <text:p/>
          </draw:line>
          <draw:line draw:style-name="gr23" draw:text-style-name="P1" draw:layer="layout" svg:x1="27.6cm" svg:y1="19.245cm" svg:x2="27.6cm" svg:y2="19.445cm">
            <text:p/>
          </draw:line>
        </draw:g>
        <draw:connector draw:style-name="gr6" draw:text-style-name="P1" draw:layer="layout" draw:type="curve" svg:x1="7cm" svg:y1="6.45cm" svg:x2="11cm" svg:y2="5.3cm" draw:start-shape="id1" draw:start-glue-point="1" draw:end-shape="id8" draw:end-glue-point="0" svg:d="M7000 6450c1350 0 1124-826 1787-1301s2213-600 2213 151" svg:viewBox="0 0 4001 1686">
          <text:p/>
        </draw:connector>
        <draw:custom-shape draw:style-name="gr13" draw:text-style-name="P1" xml:id="id14" draw:id="id14" draw:layer="layout" svg:width="3.7cm" svg:height="1.7cm" svg:x="1.106cm" svg:y="2.5cm">
          <text:p text:style-name="P1">Reserv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curve" svg:x1="4cm" svg:y1="1.1cm" svg:x2="2.956cm" svg:y2="2.5cm" draw:start-shape="id7" draw:start-glue-point="3" draw:end-shape="id14" draw:end-glue-point="0" svg:d="M4000 1100c-696 0-1044 466-1044 1400" svg:viewBox="0 0 1045 1401">
          <text:p/>
        </draw:connector>
        <draw:connector draw:style-name="gr33" draw:text-style-name="P1" draw:layer="layout" draw:type="curve" svg:x1="2.956cm" svg:y1="4.2cm" svg:x2="3.3cm" svg:y2="6.45cm" draw:start-shape="id14" draw:start-glue-point="2" draw:end-shape="id1" draw:end-glue-point="3" svg:d="M2956 4200c0 1050-78 875-180 1175s-227 1075 524 1075" svg:viewBox="0 0 602 2251">
          <text:p/>
        </draw:connector>
        <draw:connector draw:style-name="gr34" draw:text-style-name="P1" draw:layer="layout" draw:type="curve" svg:x1="15.7cm" svg:y1="19.95cm" svg:x2="14.4cm" svg:y2="18.35cm" draw:start-shape="id15" draw:start-glue-point="3" draw:end-shape="id16" draw:end-glue-point="1" svg:d="M15700 19950c-975 0-325-1600-1300-1600" svg:viewBox="0 0 1301 1601">
          <text:p/>
        </draw:connector>
        <draw:connector draw:style-name="gr10" draw:text-style-name="P1" draw:layer="layout" draw:type="line" svg:x1="18.7cm" svg:y1="19.95cm" svg:x2="19.7cm" svg:y2="19.95cm" draw:start-shape="id15" draw:start-glue-point="1" draw:end-shape="id17" draw:end-glue-point="3" svg:d="M18700 19950h1000" svg:viewBox="0 0 1001 1">
          <text:p/>
        </draw:connector>
        <draw:connector draw:style-name="gr6" draw:text-style-name="P1" draw:layer="layout" draw:type="line" svg:x1="7.3cm" svg:y1="1.1cm" svg:x2="11.548cm" svg:y2="1.73cm" draw:start-shape="id7" draw:start-glue-point="1" draw:end-shape="id18" draw:end-glue-point="0" svg:d="M7300 1100l4248 630" svg:viewBox="0 0 4249 631">
          <text:p/>
        </draw:connector>
        <draw:custom-shape draw:style-name="gr35" draw:text-style-name="P2" draw:layer="layout" svg:width="2.6cm" svg:height="1.1cm" svg:x="11.6cm" svg:y="19.6cm">
          <text:p text:style-name="P1"><text:span text:style-name="T1">P ocluíd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adrão">
        <draw:frame draw:style-name="gr36" draw:text-style-name="P1" draw:layer="layout" svg:width="23.592cm" svg:height="15.023cm" svg:x="3.708cm" svg:y="1.677cm">
          <draw:image xlink:href="Pictures/10000201000002E9000001C76962E50A.png" xlink:type="simple" xlink:show="embed" xlink:actuate="onLoad">
            <text:p/>
          </draw:image>
        </draw:frame>
      </draw:page>
      <draw:page draw:name="page3" draw:style-name="dp1" draw:master-page-name="Padrão">
        <draw:custom-shape draw:style-name="gr37" draw:text-style-name="P1" xml:id="id36" draw:id="id36" draw:layer="layout" svg:width="4.9cm" svg:height="8.9cm" svg:x="10.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2" draw:id="id32" draw:layer="layout" svg:width="4.8cm" svg:height="1.6cm" svg:x="4.436cm" svg:y="11.702cm">
          <text:p text:style-name="P1">Tecidos lenhosos</text:p>
          <text:p text:style-name="P1">Acima do sol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xml:id="id25" draw:id="id25" draw:layer="layout" svg:width="3cm" svg:height="1.5cm" svg:x="6.192cm" svg:y="4.746cm">
          <text:p text:style-name="P1">Reprodu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xml:id="id22" draw:id="id22" draw:layer="layout" svg:width="3.3cm" svg:height="1.4cm" svg:x="5.892cm" svg:y="7.002cm">
          <text:p text:style-name="P1">Folh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24" draw:id="id24" draw:layer="layout" svg:width="3.7cm" svg:height="1.7cm" svg:x="5.492cm" svg:y="9.238cm">
          <text:p text:style-name="P1">Raízes Fin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33" draw:id="id33" draw:layer="layout" svg:width="4.116cm" svg:height="1.395cm" svg:x="5.12cm" svg:y="14.202cm">
          <text:p text:style-name="P1">Tecidos lenhosos</text:p>
          <text:p text:style-name="P1">Abaixo do solo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6.437cm" svg:y1="14.693cm" svg:x2="6.437cm" svg:y2="16.893cm">
          <text:p text:style-name="P1"><text:s/></text:p>
        </draw:line>
        <draw:custom-shape draw:style-name="gr39" draw:text-style-name="P1" xml:id="id26" draw:id="id26" draw:layer="layout" svg:width="4.3cm" svg:height="1.8cm" svg:x="10.7cm" svg:y="7.102cm">
          <text:p text:style-name="P1">Metabólica</text:p>
          <draw:enhanced-geometry svg:viewBox="0 0 21600 21600" draw:mirror-horizontal="false" draw:mirror-vertical="false" draw:type="rectangle" draw:enhanced-path="M 0 0 L 21600 0 21600 21600 0 21600 0 0 Z N"/>
        </draw:custom-shape>
        <draw:g xml:id="id28" draw:id="id28">
          <draw:custom-shape draw:style-name="gr39" draw:text-style-name="P3" draw:layer="layout" svg:width="4.3cm" svg:height="1.8cm" svg:x="10.7cm" svg:y="9.558cm">
            <text:p text:style-name="P3"><text:span text:style-name="T1">Estrutura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1" draw:id="id31">
          <draw:custom-shape draw:style-name="gr39" draw:text-style-name="P1" draw:layer="layout" svg:width="4.3cm" svg:height="1.8cm" svg:x="10.7cm" svg:y="12.114cm">
            <text:p text:style-name="P1">Resíduos lenhoso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0" draw:id="id30">
          <draw:custom-shape draw:style-name="gr40" draw:text-style-name="P4" draw:layer="layout" svg:width="3.776cm" svg:height="1.498cm" svg:x="17.224cm" svg:y="13.151cm">
            <text:p text:style-name="P1"><text:span text:style-name="T2">MOS Passiva</text:span></text:p>
            <draw:enhanced-geometry svg:viewBox="0 0 21600 21600" draw:type="rectangle" draw:enhanced-path="M 0 0 L 21600 0 21600 21600 0 21600 0 0 Z N"/>
          </draw:custom-shape>
        </draw:g>
        <draw:g xml:id="id27" draw:id="id27">
          <draw:custom-shape draw:style-name="gr41" draw:text-style-name="P6" draw:layer="layout" svg:width="3.342cm" svg:height="1.598cm" svg:x="16.5cm" svg:y="10.104cm">
            <text:p text:style-name="P1"><text:span text:style-name="T4">MOS Ativa</text:span></text:p>
            <draw:enhanced-geometry svg:viewBox="0 0 21600 21600" draw:type="rectangle" draw:enhanced-path="M 0 0 L 21600 0 21600 21600 0 21600 0 0 Z N"/>
          </draw:custom-shape>
        </draw:g>
        <draw:connector draw:style-name="gr28" draw:text-style-name="P1" draw:layer="layout" draw:type="curve" svg:x1="25.9cm" svg:y1="10.402cm" svg:x2="25.7cm" svg:y2="11.751cm" draw:start-shape="id19" draw:start-glue-point="2" draw:end-shape="id20" draw:end-glue-point="1" svg:d="M25900 10402c0 900-66 1349-200 1349" svg:viewBox="0 0 201 1350">
          <text:p/>
        </draw:connector>
        <draw:connector draw:style-name="gr28" draw:text-style-name="P1" draw:layer="layout" draw:type="curve" svg:x1="24.9cm" svg:y1="15.865cm" svg:x2="24.2cm" svg:y2="12.302cm" draw:start-shape="id21" draw:start-glue-point="1" draw:end-shape="id20" draw:end-glue-point="2" svg:d="M24900 15865c751 0 627-1116 264-1508s-964-59-964-2055" svg:viewBox="0 0 1252 3564">
          <text:p/>
        </draw:connector>
        <draw:custom-shape draw:style-name="gr42" draw:text-style-name="P2" xml:id="id19" draw:id="id19" draw:layer="layout" svg:width="3.8cm" svg:height="1.3cm" svg:x="24cm" svg:y="9.102cm">
          <text:p text:style-name="P1"><text:span text:style-name="T1">P <text:s/>fortemente</text:span></text:p>
          <text:p text:style-name="P1"><text:span text:style-name="T1">adsorvido</text:span></text:p>
          <draw:enhanced-geometry svg:viewBox="0 0 21600 21600" draw:type="rectangle" draw:enhanced-path="M 0 0 L 21600 0 21600 21600 0 21600 0 0 Z N"/>
        </draw:custom-shape>
        <draw:custom-shape draw:style-name="gr43" draw:text-style-name="P1" xml:id="id23" draw:id="id23" draw:layer="layout" svg:width="2.236cm" svg:height="1.7cm" svg:x="2.6cm" svg:y="7.802cm">
          <text:p text:style-name="P1">Reserv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curve" svg:x1="5.892cm" svg:y1="7.702cm" svg:x2="4.836cm" svg:y2="8.652cm" draw:start-shape="id22" draw:start-glue-point="3" draw:end-shape="id23" draw:end-glue-point="1" svg:d="M5892 7702c-792 0-264 950-1056 950" svg:viewBox="0 0 1057 951">
          <text:p/>
        </draw:connector>
        <draw:connector draw:style-name="gr44" draw:text-style-name="P1" draw:layer="layout" draw:type="curve" svg:x1="3.718cm" svg:y1="9.502cm" svg:x2="5.492cm" svg:y2="10.088cm" draw:start-shape="id23" draw:start-glue-point="2" draw:end-shape="id24" svg:d="M3718 9502c0 391 591 586 1774 586" svg:viewBox="0 0 1775 587">
          <text:p/>
        </draw:connector>
        <draw:connector draw:style-name="gr6" draw:text-style-name="P1" draw:layer="layout" draw:type="line" svg:x1="3.718cm" svg:y1="7.802cm" svg:x2="6.192cm" svg:y2="5.496cm" draw:start-shape="id23" draw:start-glue-point="0" draw:end-shape="id25" svg:d="M3718 7802l2474-2306" svg:viewBox="0 0 2475 2307">
          <text:p/>
        </draw:connector>
        <draw:custom-shape draw:style-name="gr35" draw:text-style-name="P2" draw:layer="layout" svg:width="2.6cm" svg:height="1.1cm" svg:x="25.1cm" svg:y="7.602cm">
          <text:p text:style-name="P1"><text:span text:style-name="T1">P ocluí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xml:id="id20" draw:id="id20" draw:layer="layout" svg:width="3cm" svg:height="1.101cm" svg:x="22.7cm" svg:y="11.201cm">
          <text:p text:style-name="P1"><text:span text:style-name="T1">P adsorvido</text:span></text:p>
          <draw:enhanced-geometry svg:viewBox="0 0 21600 21600" draw:type="rectangle" draw:enhanced-path="M 0 0 L 21600 0 21600 21600 0 21600 0 0 Z N"/>
        </draw:custom-shape>
        <draw:g xml:id="id29" draw:id="id29">
          <draw:custom-shape draw:style-name="gr45" draw:text-style-name="P6" draw:layer="layout" svg:width="3.386cm" svg:height="1.8cm" svg:x="17.153cm" svg:y="7.002cm">
            <text:p text:style-name="P1"><text:span text:style-name="T4">Biomassa</text:span></text:p>
            <text:p text:style-name="P1"><text:span text:style-name="T4">Microbiana</text:span></text:p>
            <draw:enhanced-geometry svg:viewBox="0 0 21600 21600" draw:type="rectangle" draw:enhanced-path="M 0 0 L 21600 0 21600 21600 0 21600 0 0 Z N"/>
          </draw:custom-shape>
        </draw:g>
        <draw:connector draw:style-name="gr46" draw:text-style-name="P1" draw:layer="layout" draw:type="line" svg:x1="15cm" svg:y1="8.002cm" svg:x2="18.171cm" svg:y2="10.104cm" draw:start-shape="id26" draw:start-glue-point="1" draw:end-shape="id27" draw:end-glue-point="0" svg:d="M15000 8002l3171 2102" svg:viewBox="0 0 3172 2103">
          <text:p/>
        </draw:connector>
        <draw:connector draw:style-name="gr46" draw:text-style-name="P1" draw:layer="layout" draw:type="line" svg:x1="15cm" svg:y1="10.458cm" svg:x2="18.846cm" svg:y2="8.802cm" draw:start-shape="id28" draw:start-glue-point="1" draw:end-shape="id29" draw:end-glue-point="2" svg:d="M15000 10458l3846-1656" svg:viewBox="0 0 3847 1657">
          <text:p/>
        </draw:connector>
        <draw:connector draw:style-name="gr46" draw:text-style-name="P1" draw:layer="layout" draw:type="line" svg:x1="15cm" svg:y1="10.458cm" svg:x2="16.5cm" svg:y2="10.903cm" draw:start-shape="id28" draw:start-glue-point="1" draw:end-shape="id27" draw:end-glue-point="3" svg:d="M15000 10458l1500 445" svg:viewBox="0 0 1501 446">
          <text:p/>
        </draw:connector>
        <draw:connector draw:style-name="gr46" draw:text-style-name="P1" draw:layer="layout" draw:type="line" svg:x1="15cm" svg:y1="8.002cm" svg:x2="19.112cm" svg:y2="13.151cm" draw:start-shape="id26" draw:start-glue-point="1" draw:end-shape="id30" draw:end-glue-point="0" svg:d="M15000 8002l4112 5149" svg:viewBox="0 0 4113 5150">
          <text:p/>
        </draw:connector>
        <draw:connector draw:style-name="gr46" draw:text-style-name="P1" draw:layer="layout" draw:type="line" svg:x1="15cm" svg:y1="8.002cm" svg:x2="17.153cm" svg:y2="7.902cm" draw:start-shape="id26" draw:start-glue-point="1" draw:end-shape="id29" draw:end-glue-point="3" svg:d="M15000 8002l2153-100" svg:viewBox="0 0 2154 101">
          <text:p/>
        </draw:connector>
        <draw:connector draw:style-name="gr46" draw:text-style-name="P1" draw:layer="layout" draw:type="line" svg:x1="15cm" svg:y1="10.458cm" svg:x2="17.224cm" svg:y2="13.9cm" draw:start-shape="id28" draw:start-glue-point="1" draw:end-shape="id30" draw:end-glue-point="3" svg:d="M15000 10458l2224 3442" svg:viewBox="0 0 2225 3443">
          <text:p/>
        </draw:connector>
        <draw:connector draw:style-name="gr46" draw:text-style-name="P1" draw:layer="layout" draw:type="line" svg:x1="15cm" svg:y1="13.014cm" svg:x2="17.224cm" svg:y2="13.9cm" draw:start-shape="id31" draw:start-glue-point="1" draw:end-shape="id30" svg:d="M15000 13014l2224 886" svg:viewBox="0 0 2225 887">
          <text:p/>
        </draw:connector>
        <draw:connector draw:style-name="gr46" draw:text-style-name="P1" draw:layer="layout" draw:type="line" svg:x1="15cm" svg:y1="13.014cm" svg:x2="18.171cm" svg:y2="11.702cm" draw:start-shape="id31" draw:start-glue-point="1" draw:end-shape="id27" draw:end-glue-point="2" svg:d="M15000 13014l3171-1312" svg:viewBox="0 0 3172 1313">
          <text:p/>
        </draw:connector>
        <draw:connector draw:style-name="gr46" draw:text-style-name="P1" draw:layer="layout" draw:type="line" svg:x1="15cm" svg:y1="13.014cm" svg:x2="17.153cm" svg:y2="7.902cm" draw:start-shape="id31" draw:start-glue-point="1" draw:end-shape="id29" draw:end-glue-point="3" svg:d="M15000 13014l2153-5112" svg:viewBox="0 0 2154 5113">
          <text:p/>
        </draw:connector>
        <draw:custom-shape draw:style-name="gr47" draw:text-style-name="P1" draw:layer="layout" svg:width="7.3cm" svg:height="12.7cm" svg:x="2.5cm" svg:y="4.302cm">
          <text:p/>
          <draw:enhanced-geometry svg:viewBox="0 0 21600 21600" draw:type="rectangle" draw:enhanced-path="M 0 0 L 21600 0 21600 21600 0 21600 0 0 Z N"/>
        </draw:custom-shape>
        <draw:connector draw:style-name="gr48" draw:text-style-name="P1" draw:layer="layout" draw:type="line" svg:x1="9.192cm" svg:y1="7.702cm" svg:x2="10.7cm" svg:y2="8.002cm" draw:start-shape="id22" draw:start-glue-point="1" draw:end-shape="id26" draw:end-glue-point="3" svg:d="M9192 7702l1508 300" svg:viewBox="0 0 1509 301">
          <text:p/>
        </draw:connector>
        <draw:connector draw:style-name="gr48" draw:text-style-name="P1" draw:layer="layout" draw:type="line" svg:x1="9.192cm" svg:y1="7.702cm" svg:x2="10.7cm" svg:y2="10.458cm" draw:start-shape="id22" draw:start-glue-point="1" draw:end-shape="id28" draw:end-glue-point="3" svg:d="M9192 7702l1508 2756" svg:viewBox="0 0 1509 2757">
          <text:p/>
        </draw:connector>
        <draw:connector draw:style-name="gr48" draw:text-style-name="P1" draw:layer="layout" draw:type="line" svg:x1="9.192cm" svg:y1="10.088cm" svg:x2="10.7cm" svg:y2="10.458cm" draw:start-shape="id24" draw:start-glue-point="1" draw:end-shape="id28" draw:end-glue-point="3" svg:d="M9192 10088l1508 370" svg:viewBox="0 0 1509 371">
          <text:p/>
        </draw:connector>
        <draw:connector draw:style-name="gr48" draw:text-style-name="P1" draw:layer="layout" draw:type="line" svg:x1="9.192cm" svg:y1="10.088cm" svg:x2="10.7cm" svg:y2="8.002cm" draw:start-shape="id24" draw:start-glue-point="1" draw:end-shape="id26" draw:end-glue-point="3" svg:d="M9192 10088l1508-2086" svg:viewBox="0 0 1509 2087">
          <text:p/>
        </draw:connector>
        <draw:connector draw:style-name="gr48" draw:text-style-name="P1" draw:layer="layout" draw:type="line" svg:x1="9.236cm" svg:y1="12.502cm" svg:x2="12.85cm" svg:y2="11.358cm" draw:start-shape="id32" draw:start-glue-point="1" draw:end-shape="id28" draw:end-glue-point="2" svg:d="M9236 12502l3614-1144" svg:viewBox="0 0 3615 1145">
          <text:p/>
        </draw:connector>
        <draw:connector draw:style-name="gr48" draw:text-style-name="P1" draw:layer="layout" draw:type="line" svg:x1="9.236cm" svg:y1="14.899cm" svg:x2="10.7cm" svg:y2="10.458cm" draw:start-shape="id33" draw:start-glue-point="1" draw:end-shape="id28" draw:end-glue-point="3" svg:d="M9236 14899l1464-4441" svg:viewBox="0 0 1465 4442">
          <text:p/>
        </draw:connector>
        <draw:connector draw:style-name="gr48" draw:text-style-name="P1" draw:layer="layout" draw:type="line" svg:x1="9.236cm" svg:y1="14.899cm" svg:x2="12.85cm" svg:y2="13.914cm" draw:start-shape="id33" draw:start-glue-point="1" draw:end-shape="id31" draw:end-glue-point="2" svg:d="M9236 14899l3614-985" svg:viewBox="0 0 3615 986">
          <text:p/>
        </draw:connector>
        <draw:connector draw:style-name="gr48" draw:text-style-name="P1" draw:layer="layout" draw:type="line" svg:x1="9.236cm" svg:y1="12.502cm" svg:x2="10.7cm" svg:y2="13.014cm" draw:start-shape="id32" draw:start-glue-point="1" draw:end-shape="id31" draw:end-glue-point="3" svg:d="M9236 12502l1464 512" svg:viewBox="0 0 1465 513">
          <text:p/>
        </draw:connector>
        <draw:custom-shape draw:style-name="gr49" draw:text-style-name="P1" draw:layer="layout" svg:width="12.5cm" svg:height="12.7cm" svg:x="15.7cm" svg:y="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layer="layout" svg:width="11.4cm" svg:height="1cm" svg:x="9.4cm" svg:y="4.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1" draw:text-style-name="P1" draw:layer="layout" draw:type="line" svg:x1="21cm" svg:y1="13.9cm" svg:x2="22cm" svg:y2="15.002cm" draw:start-shape="id30" draw:start-glue-point="1" draw:end-shape="id34" draw:end-glue-point="3" svg:d="M21000 13900l1000 1102" svg:viewBox="0 0 1001 1103">
          <text:p/>
        </draw:connector>
        <draw:connector draw:style-name="gr52" draw:text-style-name="P1" draw:layer="layout" draw:type="line" svg:x1="21cm" svg:y1="13.9cm" svg:x2="23.9cm" svg:y2="6.902cm" draw:start-shape="id30" draw:start-glue-point="1" draw:end-shape="id35" draw:end-glue-point="1" svg:d="M21000 13900l2900-6998" svg:viewBox="0 0 2901 6999">
          <text:p/>
        </draw:connector>
        <draw:connector draw:style-name="gr51" draw:text-style-name="P1" draw:layer="layout" draw:type="line" svg:x1="19.842cm" svg:y1="10.903cm" svg:x2="22.95cm" svg:y2="15.002cm" draw:start-shape="id27" draw:start-glue-point="1" draw:end-shape="id34" draw:end-glue-point="0" svg:d="M19842 10903l3108 4099" svg:viewBox="0 0 3109 4100">
          <text:p/>
        </draw:connector>
        <draw:connector draw:style-name="gr51" draw:text-style-name="P1" draw:layer="layout" draw:type="line" svg:x1="20.539cm" svg:y1="7.902cm" svg:x2="23.9cm" svg:y2="15.002cm" draw:start-shape="id29" draw:start-glue-point="1" draw:end-shape="id34" draw:end-glue-point="1" svg:d="M20539 7902l3361 7100" svg:viewBox="0 0 3362 7101">
          <text:p/>
        </draw:connector>
        <draw:connector draw:style-name="gr52" draw:text-style-name="P1" draw:layer="layout" draw:type="line" svg:x1="19.842cm" svg:y1="10.903cm" svg:x2="22.95cm" svg:y2="6.902cm" draw:start-shape="id27" draw:start-glue-point="1" draw:end-shape="id35" draw:end-glue-point="0" svg:d="M19842 10903l3108-4001" svg:viewBox="0 0 3109 4002">
          <text:p/>
        </draw:connector>
        <draw:connector draw:style-name="gr52" draw:text-style-name="P1" draw:layer="layout" draw:type="line" svg:x1="20.539cm" svg:y1="7.902cm" svg:x2="22cm" svg:y2="6.902cm" draw:start-shape="id29" draw:start-glue-point="1" draw:end-shape="id35" draw:end-glue-point="3" svg:d="M20539 7902l1461-1000" svg:viewBox="0 0 1462 1001">
          <text:p/>
        </draw:connector>
        <draw:line draw:style-name="gr23" draw:text-style-name="P1" xml:id="id35" draw:id="id35" draw:layer="layout" svg:x1="22cm" svg:y1="6.902cm" svg:x2="23.9cm" svg:y2="6.902cm">
          <text:p/>
        </draw:line>
        <draw:custom-shape draw:style-name="gr53" draw:text-style-name="P2" draw:layer="layout" svg:width="4cm" svg:height="2.4cm" svg:x="20.7cm" svg:y="4.555cm">
          <text:p text:style-name="P1"><text:span text:style-name="T1">N</text:span></text:p>
          <text:p text:style-name="P1"><text:span text:style-name="T1"><text:s/></text:span><text:span text:style-name="T1">inorgânico</text:span></text:p>
          <draw:enhanced-geometry svg:viewBox="0 0 21600 21600" draw:type="rectangle" draw:enhanced-path="M 0 0 L 21600 0 21600 21600 0 21600 0 0 Z N"/>
        </draw:custom-shape>
        <draw:line draw:style-name="gr23" draw:text-style-name="P1" xml:id="id34" draw:id="id34" draw:layer="layout" svg:x1="22cm" svg:y1="15.002cm" svg:x2="23.9cm" svg:y2="15.002cm">
          <text:p/>
        </draw:line>
        <draw:custom-shape draw:style-name="gr54" draw:layer="layout" svg:width="11.4cm" svg:height="1cm" svg:x="9.424cm" svg:y="16.00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2" xml:id="id21" draw:id="id21" draw:layer="layout" svg:width="4.1cm" svg:height="1.801cm" svg:x="20.8cm" svg:y="14.965cm">
          <text:p text:style-name="P1"><text:span text:style-name="T1">P </text:span></text:p>
          <text:p text:style-name="P1"><text:span text:style-name="T1">lábil</text:span></text:p>
          <draw:enhanced-geometry svg:viewBox="0 0 21600 21600" draw:type="rectangle" draw:enhanced-path="M 0 0 L 21600 0 21600 21600 0 21600 0 0 Z N"/>
        </draw:custom-shape>
        <draw:connector draw:style-name="gr48" draw:text-style-name="P1" draw:layer="layout" draw:type="line" svg:x1="9.192cm" svg:y1="5.496cm" svg:x2="12.85cm" svg:y2="7.102cm" draw:start-shape="id25" draw:start-glue-point="1" draw:end-shape="id26" draw:end-glue-point="0" svg:d="M9192 5496l3658 1606" svg:viewBox="0 0 3659 1607">
          <text:p/>
        </draw:connector>
        <draw:connector draw:style-name="gr48" draw:text-style-name="P1" draw:layer="layout" draw:type="line" svg:x1="9.192cm" svg:y1="5.496cm" svg:x2="12.85cm" svg:y2="9.558cm" draw:start-shape="id25" draw:start-glue-point="1" draw:end-shape="id28" draw:end-glue-point="0" svg:d="M9192 5496l3658 4062" svg:viewBox="0 0 3659 4063">
          <text:p/>
        </draw:connector>
        <draw:connector draw:style-name="gr6" draw:text-style-name="P1" draw:layer="layout" svg:x1="12.75cm" svg:y1="14.7cm" svg:x2="15.6cm" svg:y2="15.55cm" draw:start-shape="id36" draw:start-glue-point="2" draw:end-shape="id37" draw:end-glue-point="5" svg:d="M12750 14700v850h2850" svg:viewBox="0 0 2851 851">
          <text:p/>
        </draw:connector>
        <draw:custom-shape draw:style-name="gr56" draw:text-style-name="P1" xml:id="id37" draw:id="id37" draw:layer="layout" svg:width="3.9cm" svg:height="1.1cm" svg:x="15.6cm" svg:y="15cm">
          <text:p text:style-name="P1">Fosfatase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6" draw:text-style-name="P1" draw:layer="layout" svg:x1="19.5cm" svg:y1="15.55cm" svg:x2="20.8cm" svg:y2="15.865cm" draw:start-shape="id37" draw:start-glue-point="7" draw:end-shape="id21" draw:end-glue-point="3" svg:d="M19500 15550h651v315h649" svg:viewBox="0 0 1301 316">
          <text:p/>
        </draw:connector>
      </draw:page>
      <draw:page draw:name="page4" draw:style-name="dp1" draw:master-page-name="Padrã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opacity draw:name="Transparency_20_1" draw:display-name="Transparency 1" draw:style="radial" draw:cx="50%" draw:cy="50%" draw:start="50%" draw:end="0%" draw:border="50%"/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ão Filho</meta:initial-creator>
    <meta:creation-date>2016-08-24T18:34:56.151774392</meta:creation-date>
    <dc:date>2016-10-12T14:05:13.648489446</dc:date>
    <meta:editing-duration>P4DT3H26M7S</meta:editing-duration>
    <meta:editing-cycles>27</meta:editing-cycles>
    <meta:generator>LibreOffice/4.3.3.2$Linux_x86 LibreOffice_project/430m0$Build-2</meta:generator>
    <dc:creator>João Filho</dc:creator>
    <meta:document-statistic meta:object-count="184"/>
  </office:meta>
</office:document-meta>
</file>